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opacity="50%" draw:textarea-horizontal-align="center" draw:textarea-vertical-align="middl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6" style:family="graphic" style:parent-style-name="standard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0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2" style:family="graphic" style:parent-style-name="standard">
      <style:graphic-properties draw:marker-start="Circle" draw:marker-start-width="0.2cm" draw:marker-end="" draw:marker-end-width="0.2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svg:stroke-width="0.1cm" svg:stroke-color="#ff3333" draw:marker-start="Circle" draw:marker-start-width="0.45cm" draw:marker-end="Circle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cccccc" draw:opacity="100%" draw:textarea-horizontal-align="center" draw:textarea-vertical-align="middle" draw:shadow-opacity="100%"/>
    </style:style>
    <style:style style:name="gr25" style:family="graphic" style:parent-style-name="standard">
      <style:graphic-properties draw:textarea-vertical-align="middle" draw:auto-grow-height="false" fo:min-height="0.749cm" fo:min-width="0.499cm"/>
    </style:style>
    <style:style style:name="gr26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8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style:paragraph-properties fo:text-align="center">
        <style:tab-stops/>
      </style:paragraph-properties>
      <style:text-properties fo:font-size="8pt"/>
    </style:style>
    <style:style style:name="P9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10" style:family="paragraph">
      <style:text-properties fo:font-size="8pt"/>
    </style:style>
    <style:style style:name="P11" style:family="paragraph">
      <style:text-properties fo:font-size="8pt" style:font-size-asian="18pt" style:font-size-complex="18pt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text-align="center"/>
      <style:text-properties fo:font-size="24pt" style:font-size-asian="18pt" style:font-size-complex="18pt"/>
    </style:style>
    <style:style style:name="P14" style:family="paragraph">
      <style:paragraph-properties fo:text-align="end"/>
      <style:text-properties fo:font-size="8pt"/>
    </style:style>
    <style:style style:name="P15" style:family="paragraph">
      <style:paragraph-properties fo:text-align="end"/>
      <style:text-properties fo:font-size="8pt" style:font-size-asian="18pt" style:font-size-complex="18pt"/>
    </style:style>
    <style:style style:name="P16" style:family="paragraph">
      <style:paragraph-properties fo:text-align="center"/>
      <style:text-properties fo:font-size="12pt" fo:font-style="italic" fo:font-weight="bold" style:font-size-asian="18pt" style:font-size-complex="18pt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style:paragraph-properties fo:text-align="end"/>
    </style:style>
    <style:style style:name="P19" style:family="paragraph">
      <style:paragraph-properties fo:text-align="center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end (from 1.99.30)" draw:style-name="dp1" draw:master-page-name="Default">
        <draw:polygon draw:style-name="gr1" draw:text-style-name="P1" draw:layer="layout" svg:width="13.399cm" svg:height="2.399cm" svg:x="4.4cm" svg:y="7.4cm" svg:viewBox="0 0 13400 2400" draw:points="0,0 13400,0 13400,2400 0,2400">
          <text:p/>
        </draw:polygon>
        <draw:custom-shape draw:style-name="gr2" draw:text-style-name="P3" draw:layer="layout" svg:width="3cm" svg:height="1cm" svg:x="15.4cm" svg:y="19.7cm">
          <text:p text:style-name="P2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5.8cm" svg:y="20.3cm">
          <text:p text:style-name="P2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6.2cm" svg:y="20.9cm">
          <text:p text:style-name="P2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5" draw:layer="layout" svg:x1="16.2cm" svg:y1="22.8cm" svg:x2="19.2cm" svg:y2="22.8cm">
          <text:p text:style-name="P4"><text:span text:style-name="T2">65536</text:span><text:span text:style-name="T2"><text:line-break/></text:span><text:span text:style-name="T2">Bytes</text:span></text:p>
        </draw:line>
        <draw:path draw:style-name="gr4" draw:text-style-name="P1" draw:layer="layout" svg:width="3.299cm" svg:height="7.265cm" draw:transform="rotate (-1.57079632679579) translate (26.6656249999994cm 17.4999999999992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7" draw:layer="layout" svg:width="2.6cm" svg:height="0.8cm" svg:x="18.3cm" svg:y="8.9cm">
          <text:p text:style-name="P6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3cm" svg:height="1cm" svg:x="3.508cm" svg:y="3cm">
          <text:p text:style-name="P6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9" draw:layer="layout" svg:x1="2.6cm" svg:y1="5cm" svg:x2="4.8cm" svg:y2="5cm">
          <text:p text:style-name="P8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7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11" draw:layer="layout" svg:width="3.313cm" svg:height="0.569cm" svg:x="5.108cm" svg:y="4.531cm">
          <draw:text-box>
            <text:p text:style-name="P10"><text:span text:style-name="T3">Validate the command</text:span></text:p>
          </draw:text-box>
        </draw:frame>
        <draw:rect draw:style-name="gr8" draw:text-style-name="P7" draw:layer="layout" svg:width="3cm" svg:height="1cm" svg:x="7.5cm" svg:y="3cm">
          <text:p text:style-name="P6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7" draw:layer="layout" svg:width="2cm" svg:height="1cm" svg:x="2.6cm" svg:y="5.4cm">
          <text:p text:style-name="P6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7" draw:layer="layout" svg:width="3cm" svg:height="1cm" svg:x="11.5cm" svg:y="3cm">
          <text:p text:style-name="P6"><text:span text:style-name="T3">YAT.Settings.</text:span><text:span text:style-name="T3"><text:line-break/></text:span><text:span text:style-name="T3">Terminal</text:span></text:p>
        </draw:rect>
        <draw:line draw:style-name="gr10" draw:text-style-name="P9" draw:layer="layout" svg:x1="5.4cm" svg:y1="5.6cm" svg:x2="20.8cm" svg:y2="5.6cm">
          <text:p text:style-name="P8"><text:span text:style-name="T3">Parse and thus validate the command</text:span><text:span text:style-name="T3"><text:line-break/></text:span><text:span text:style-name="T3"/></text:p>
        </draw:line>
        <draw:line draw:style-name="gr15" draw:text-style-name="P9" draw:layer="layout" svg:x1="5.4cm" svg:y1="6cm" svg:x2="20.8cm" svg:y2="6cm">
          <text:p/>
        </draw:line>
        <draw:rect draw:style-name="gr8" draw:text-style-name="P7" draw:layer="layout" svg:width="3cm" svg:height="1cm" svg:x="15.5cm" svg:y="3cm">
          <text:p text:style-name="P6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1.6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9" draw:layer="layout" svg:x1="5.4cm" svg:y1="6.4cm" svg:x2="12.8cm" svg:y2="6.4cm">
          <text:p text:style-name="P8"><text:span text:style-name="T3">Set command</text:span><text:span text:style-name="T3"><text:line-break/></text:span><text:span text:style-name="T3"/></text:p>
        </draw:line>
        <draw:line draw:style-name="gr15" draw:text-style-name="P9" draw:layer="layout" svg:x1="5.4cm" svg:y1="6.8cm" svg:x2="12.8cm" svg:y2="6.8cm">
          <text:p/>
        </draw:line>
        <draw:rect draw:style-name="gr11" draw:text-style-name="P1" draw:layer="layout" svg:width="0.4cm" svg:height="2cm" svg:x="4.8cm" svg:y="7.6cm">
          <text:p/>
        </draw:rect>
        <draw:line draw:style-name="gr10" draw:text-style-name="P9" draw:layer="layout" svg:x1="2.6cm" svg:y1="7.6cm" svg:x2="4.8cm" svg:y2="7.6cm">
          <text:p text:style-name="P8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7" draw:layer="layout" svg:width="2cm" svg:height="1cm" svg:x="13.4cm" svg:y="6.9cm">
          <text:p text:style-name="P6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9" draw:layer="layout" svg:x1="5.2cm" svg:y1="7.8cm" svg:x2="8.8cm" svg:y2="7.8cm">
          <text:p text:style-name="P8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9" draw:layer="layout" svg:x1="9.2cm" svg:y1="8cm" svg:x2="12.8cm" svg:y2="8cm">
          <text:p text:style-name="P8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9" draw:layer="layout" svg:x1="17.2cm" svg:y1="11.8cm" svg:x2="20.8cm" svg:y2="11.8cm">
          <text:p/>
        </draw:line>
        <draw:rect draw:style-name="gr8" draw:text-style-name="P7" draw:layer="layout" svg:width="3cm" svg:height="1cm" svg:x="19.5cm" svg:y="3cm">
          <text:p text:style-name="P6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9" draw:layer="layout" svg:x1="9.2cm" svg:y1="8.8cm" svg:x2="16.8cm" svg:y2="8.8cm">
          <text:p text:style-name="P8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3.4cm" svg:x="16.8cm" svg:y="10.4cm">
          <text:p/>
        </draw:rect>
        <draw:rect draw:style-name="gr11" draw:text-style-name="P1" draw:layer="layout" svg:width="0.4cm" svg:height="0.4cm" svg:x="20.8cm" svg:y="11.4cm">
          <text:p/>
        </draw:rect>
        <draw:line draw:style-name="gr10" draw:text-style-name="P9" draw:layer="layout" svg:x1="17.2cm" svg:y1="11.4cm" svg:x2="20.8cm" svg:y2="11.4cm">
          <text:p text:style-name="P8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7" draw:layer="layout" svg:width="2.6cm" svg:height="1cm" svg:x="21.4cm" svg:y="10.8cm">
          <text:p text:style-name="P6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10.8cm">
          <text:p/>
        </draw:rect>
        <draw:path draw:style-name="gr12" draw:text-style-name="P7" draw:layer="layout" svg:width="0.628cm" svg:height="0.381cm" draw:transform="skewX (0.73600534556587) rotate (1.15278997094204) translate (17.2cm 10.6cm)" svg:viewBox="0 0 629 382" svg:d="m0 0c1329 660 138 264 138 264">
          <text:p/>
        </draw:path>
        <draw:frame draw:style-name="gr13" draw:text-style-name="P11" draw:layer="layout" svg:width="1.653cm" svg:height="0.569cm" svg:x="17.4cm" svg:y="9.931cm">
          <draw:text-box>
            <text:p text:style-name="P10"><text:span text:style-name="T3">Add EOL</text:span></text:p>
          </draw:text-box>
        </draw:frame>
        <draw:custom-shape draw:style-name="gr14" draw:text-style-name="P7" draw:layer="layout" svg:width="2.6cm" svg:height="1cm" svg:x="19cm" svg:y="9.9cm">
          <text:p text:style-name="P6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13" draw:layer="layout" svg:width="40cm" svg:height="1.2cm" svg:x="1cm" svg:y="1cm">
          <draw:text-box>
            <text:p text:style-name="P12"><text:span text:style-name="T4">YAT :: Design :: Send</text:span></text:p>
          </draw:text-box>
        </draw:frame>
        <draw:frame draw:style-name="gr13" draw:text-style-name="P11" draw:layer="layout" svg:width="17.186cm" svg:height="0.569cm" svg:x="1cm" svg:y="28.131cm">
          <draw:text-box>
            <text:p text:style-name="P10"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3" draw:layer="layout" svg:width="4cm" svg:height="1cm" svg:x="18cm" svg:y="17cm">
          <text:p text:style-name="P2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12cm" svg:y="17cm">
          <text:p text:style-name="P2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6cm" svg:y="17cm">
          <text:p text:style-name="P2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cm" svg:height="1cm" svg:x="9cm" svg:y="17cm">
          <text:p text:style-name="P6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cm" svg:height="1cm" svg:x="15cm" svg:y="17cm">
          <text:p text:style-name="P6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cm" svg:height="1cm" svg:x="21cm" svg:y="17cm">
          <text:p text:style-name="P6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5" draw:layer="layout" svg:width="1.955cm" svg:height="0.569cm" svg:x="39.045cm" svg:y="28.131cm">
          <draw:text-box>
            <text:p text:style-name="P14"><text:span text:style-name="T3">Page </text:span><text:span text:style-name="T3"><text:page-number>&lt;Nummer&gt;</text:page-number></text:span><text:span text:style-name="T3"> of </text:span><text:span text:style-name="T3"><text:page-count>3</text:page-count></text:span></text:p>
          </draw:text-box>
        </draw:frame>
        <draw:custom-shape draw:style-name="gr2" draw:text-style-name="P3" draw:layer="layout" svg:width="4cm" svg:height="1cm" svg:x="27cm" svg:y="17cm">
          <text:p text:style-name="P2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30cm" svg:y="17cm">
          <text:p text:style-name="P2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9" draw:layer="layout" svg:x1="9.2cm" svg:y1="8.4cm" svg:x2="12.8cm" svg:y2="8.4cm">
          <text:p/>
        </draw:line>
        <draw:rect draw:style-name="gr8" draw:text-style-name="P7" draw:layer="layout" svg:width="3cm" svg:height="1cm" svg:x="23.5cm" svg:y="3cm">
          <text:p text:style-name="P6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1.4cm" svg:x="24.8cm" svg:y="12.2cm">
          <text:p/>
        </draw:rect>
        <draw:line draw:style-name="gr10" draw:text-style-name="P9" draw:layer="layout" svg:x1="17.2cm" svg:y1="12.2cm" svg:x2="24.8cm" svg:y2="12.2cm">
          <text:p text:style-name="P8"><text:span text:style-name="T3">Send byte array</text:span><text:span text:style-name="T3"><text:line-break/></text:span><text:span text:style-name="T3"/></text:p>
        </draw:line>
        <draw:line draw:style-name="gr15" draw:text-style-name="P9" draw:layer="layout" svg:x1="25.2cm" svg:y1="12.8cm" svg:x2="28.8cm" svg:y2="12.8cm">
          <text:p/>
        </draw:line>
        <draw:rect draw:style-name="gr8" draw:text-style-name="P7" draw:layer="layout" svg:width="3cm" svg:height="1cm" svg:x="27.5cm" svg:y="3cm">
          <text:p text:style-name="P6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9" draw:layer="layout" svg:x1="25.2cm" svg:y1="12.4cm" svg:x2="28.8cm" svg:y2="12.4cm">
          <text:p text:style-name="P8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2.4cm">
          <text:p/>
        </draw:rect>
        <draw:rect draw:style-name="gr8" draw:text-style-name="P7" draw:layer="layout" svg:width="3cm" svg:height="1cm" svg:x="31.5cm" svg:y="3cm">
          <text:p text:style-name="P6"><text:span text:style-name="T3">System.IO.Ports.</text:span><text:span text:style-name="T3"><text:line-break/></text:span><text:span text:style-name="T3">SerialPort</text:span></text:p>
        </draw:rect>
        <draw:rect draw:style-name="gr8" draw:text-style-name="P7" draw:layer="layout" svg:width="1.6cm" svg:height="1cm" svg:x="35.2cm" svg:y="3cm">
          <text:p text:style-name="P6"><text:span text:style-name="T3">Win32</text:span></text:p>
        </draw:rect>
        <draw:custom-shape draw:style-name="gr7" draw:text-style-name="P7" draw:layer="layout" svg:width="3.2cm" svg:height="0.8cm" svg:x="33.2cm" svg:y="1.8cm">
          <text:p text:style-name="P6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1.6cm" svg:height="1cm" svg:x="37.2cm" svg:y="3cm">
          <text:p text:style-name="P6"><text:span text:style-name="T3">UART</text:span></text:p>
        </draw:rect>
        <draw:rect draw:style-name="gr8" draw:text-style-name="P7" draw:layer="layout" svg:width="1.6cm" svg:height="1cm" svg:x="39.2cm" svg:y="3cm">
          <text:p text:style-name="P6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4.2cm">
          <text:p/>
        </draw:rect>
        <draw:line draw:style-name="gr10" draw:text-style-name="P9" draw:layer="layout" svg:x1="29.2cm" svg:y1="14.2cm" svg:x2="32.8cm" svg:y2="14.2cm">
          <text:p text:style-name="P8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4.4cm">
          <text:p/>
        </draw:rect>
        <draw:line draw:style-name="gr10" draw:text-style-name="P9" draw:layer="layout" svg:x1="33.2cm" svg:y1="14.4cm" svg:x2="35.8cm" svg:y2="14.4cm">
          <text:p text:style-name="P8"><text:span text:style-name="T3">Write</text:span><text:span text:style-name="T3"><text:line-break/></text:span><text:span text:style-name="T3"/></text:p>
        </draw:line>
        <draw:path draw:style-name="gr12" draw:text-style-name="P7" draw:layer="layout" svg:width="0.747cm" svg:height="0.342cm" draw:transform="skewX (1.02660266602287) rotate (1.29887402933394) translate (29.2cm 12.583cm)" svg:viewBox="0 0 748 343" svg:d="m0 0c1553 545 207 278 207 278">
          <text:p/>
        </draw:path>
        <draw:frame draw:style-name="gr13" draw:text-style-name="P7" draw:layer="layout" svg:width="1.632cm" svg:height="0.887cm" svg:x="29.468cm" svg:y="11.813cm">
          <draw:text-box>
            <text:p text:style-name="P6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7" draw:layer="layout" svg:width="0.8cm" svg:height="0.4cm" svg:x="36.6cm" svg:y="16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6" draw:layer="layout" svg:width="0.4cm" svg:height="0.8cm" svg:x="29.2cm" svg:y="13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6cm" svg:x="28.8cm" svg:y="14cm">
          <text:p/>
        </draw:rect>
        <draw:line draw:style-name="gr10" draw:text-style-name="P9" draw:layer="layout" svg:x1="36.2cm" svg:y1="16.2cm" svg:x2="36.7cm" svg:y2="16.2cm">
          <text:p text:style-name="P8"><text:span text:style-name="T3"><text:line-break/></text:span><text:span text:style-name="T3"/></text:p>
        </draw:line>
        <draw:rect draw:style-name="gr11" draw:text-style-name="P1" draw:layer="layout" svg:width="0.4cm" svg:height="0.4cm" svg:x="37.8cm" svg:y="16.2cm">
          <text:p/>
        </draw:rect>
        <draw:line draw:style-name="gr10" draw:text-style-name="P9" draw:layer="layout" svg:x1="37.3cm" svg:y1="16.2cm" svg:x2="37.8cm" svg:y2="16.2cm">
          <text:p text:style-name="P8"><text:span text:style-name="T3"><text:line-break/></text:span><text:span text:style-name="T3"/></text:p>
        </draw:line>
        <draw:rect draw:style-name="gr11" draw:text-style-name="P1" draw:layer="layout" svg:width="0.4cm" svg:height="0.4cm" svg:x="39.8cm" svg:y="16.4cm">
          <text:p/>
        </draw:rect>
        <draw:line draw:style-name="gr10" draw:text-style-name="P9" draw:layer="layout" svg:x1="38.2cm" svg:y1="16.4cm" svg:x2="39.8cm" svg:y2="16.4cm">
          <text:p text:style-name="P8"><text:span text:style-name="T3"><text:line-break/></text:span><text:span text:style-name="T3"/></text:p>
        </draw:line>
        <draw:line draw:style-name="gr20" draw:text-style-name="P7" draw:layer="layout" svg:x1="36.6cm" svg:y1="16.8cm" svg:x2="37.4cm" svg:y2="16.8cm">
          <text:p text:style-name="P6"><text:span text:style-name="T3">16</text:span><text:span text:style-name="T3"><text:line-break/></text:span><text:span text:style-name="T3">Bytes</text:span></text:p>
        </draw:line>
        <draw:custom-shape draw:style-name="gr7" draw:text-style-name="P7" draw:layer="layout" svg:width="3.2cm" svg:height="1.2cm" svg:x="30.6cm" svg:y="10.7cm">
          <text:p text:style-name="P6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6cm">
          <text:p/>
        </draw:rect>
        <draw:path draw:style-name="gr12" draw:text-style-name="P7" draw:layer="layout" svg:width="0.747cm" svg:height="0.342cm" draw:transform="skewX (1.02660266602287) rotate (1.29887402933394) translate (36.2cm 14.57cm)" svg:viewBox="0 0 748 343" svg:d="m0 0c1553 545 207 278 207 278">
          <text:p/>
        </draw:path>
        <draw:custom-shape draw:style-name="gr19" draw:text-style-name="P6" draw:layer="layout" svg:width="0.4cm" svg:height="0.8cm" svg:x="36.2cm" svg:y="14.9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7" draw:layer="layout" svg:x1="37cm" svg:y1="15.8cm" svg:x2="37cm" svg:y2="15cm">
          <text:p text:style-name="P6"><text:span text:style-name="T3">2048</text:span><text:span text:style-name="T3"><text:line-break/></text:span><text:span text:style-name="T3">Bytes</text:span></text:p>
        </draw:line>
        <draw:line draw:style-name="gr15" draw:text-style-name="P9" draw:layer="layout" svg:x1="17.2cm" svg:y1="13.6cm" svg:x2="24.8cm" svg:y2="13.6cm">
          <text:p/>
        </draw:line>
        <draw:line draw:style-name="gr15" draw:text-style-name="P9" draw:layer="layout" svg:x1="9.2cm" svg:y1="13.8cm" svg:x2="16.8cm" svg:y2="13.8cm">
          <text:p/>
        </draw:line>
        <draw:line draw:style-name="gr15" draw:text-style-name="P9" draw:layer="layout" svg:x1="5.2cm" svg:y1="14cm" svg:x2="8.8cm" svg:y2="14cm">
          <text:p/>
        </draw:line>
        <draw:line draw:style-name="gr15" draw:text-style-name="P9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97cm 17.4999999999994cm)" svg:viewBox="0 0 2700 7368" svg:d="m0 968c0-1400 2700-2600 2700 6400">
          <text:p/>
        </draw:path>
        <draw:custom-shape draw:style-name="gr21" draw:text-style-name="P16" draw:layer="layout" svg:width="3cm" svg:height="1cm" svg:x="11.5cm" svg:y="9.4cm">
          <text:p text:style-name="P4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2" draw:text-style-name="P9" draw:layer="layout" svg:x1="17.2cm" svg:y1="13cm" svg:x2="24.8cm" svg:y2="13cm">
          <text:p text:style-name="P9">RawDataSent event<text:line-break/></text:p>
        </draw:line>
        <draw:line draw:style-name="gr22" draw:text-style-name="P9" draw:layer="layout" svg:x1="9.2cm" svg:y1="13.2cm" svg:x2="16.8cm" svg:y2="13.2cm">
          <text:p text:style-name="P9">RawDataSent event<text:line-break/></text:p>
        </draw:line>
        <draw:line draw:style-name="gr22" draw:text-style-name="P9" draw:layer="layout" svg:x1="5.2cm" svg:y1="13.4cm" svg:x2="8.8cm" svg:y2="13.4cm">
          <text:p text:style-name="P9">RawDataSend event<text:line-break/></text:p>
        </draw:line>
        <draw:line draw:style-name="gr22" draw:text-style-name="P9" draw:layer="layout" svg:x1="25.2cm" svg:y1="14.4cm" svg:x2="28.8cm" svg:y2="14.4cm">
          <text:p text:style-name="P9">DataSent event<text:line-break/></text:p>
        </draw:line>
        <draw:custom-shape draw:style-name="gr7" draw:text-style-name="P7" draw:layer="layout" svg:width="4cm" svg:height="0.8cm" svg:x="21.2cm" svg:y="14.7cm">
          <text:p text:style-name="P6"><text:span text:style-name="T3">Ignored, the RawDataSent</text:span></text:p>
          <text:p text:style-name="P6"><text:span text:style-name="T3">event has already been raised</text:span></text:p>
          <draw:enhanced-geometry svg:viewBox="0 0 21600 21600" draw:text-areas="800 800 20800 20800" draw:type="round-rectangular-callout" draw:modifiers="21016.9457635591 -6175.2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3" draw:text-style-name="P1" draw:layer="layout" svg:width="1.037cm" svg:height="6.099cm" svg:x="24.9cm" svg:y="11.2cm" svg:viewBox="0 0 1038 6100" svg:d="m0 0c1500 1800 1100 4700 500 6100">
          <text:p/>
        </draw:path>
        <draw:rect draw:style-name="gr11" draw:text-style-name="P1" draw:layer="layout" svg:width="0.4cm" svg:height="0.4cm" svg:x="16.8cm" svg:y="8.8cm">
          <text:p/>
        </draw:rect>
        <draw:path draw:style-name="gr12" draw:text-style-name="P7" draw:layer="layout" svg:width="0.747cm" svg:height="0.342cm" draw:transform="skewX (1.02660266602287) rotate (1.29887402933394) translate (17.2cm 8.98299999999999cm)" svg:viewBox="0 0 748 343" svg:d="m0 0c1553 545 207 278 207 278">
          <text:p/>
        </draw:path>
        <draw:frame draw:style-name="gr13" draw:text-style-name="P7" draw:layer="layout" svg:width="1.632cm" svg:height="0.887cm" svg:x="17.368cm" svg:y="8.013cm">
          <draw:text-box>
            <text:p text:style-name="P6"><text:span text:style-name="T3">Enqueue</text:span><text:span text:style-name="T3"><text:line-break/></text:span><text:span text:style-name="T3">Asynch</text:span></text:p>
          </draw:text-box>
        </draw:frame>
        <draw:custom-shape draw:style-name="gr19" draw:text-style-name="P6" draw:layer="layout" svg:width="0.4cm" svg:height="0.8cm" svg:x="17.2cm" svg:y="9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9" draw:layer="layout" svg:x1="9.2cm" svg:y1="9.2cm" svg:x2="16.8cm" svg:y2="9.2cm">
          <text:p/>
        </draw:line>
        <draw:line draw:style-name="gr15" draw:text-style-name="P9" draw:layer="layout" svg:x1="5.2cm" svg:y1="9.4cm" svg:x2="8.8cm" svg:y2="9.4cm">
          <text:p/>
        </draw:line>
        <draw:custom-shape draw:style-name="gr7" draw:text-style-name="P7" draw:layer="layout" svg:width="4cm" svg:height="1.4cm" svg:x="17.9cm" svg:y="6.4cm">
          <text:p text:style-name="P6"><text:span text:style-name="T3">The UI Thread is a singleton,</text:span><text:span text:style-name="T3"><text:line-break/></text:span><text:span text:style-name="T3">thus, synchronization right</text:span><text:span text:style-name="T3"><text:line-break/></text:span><text:span text:style-name="T3">here will ensure a proper</text:span><text:span text:style-name="T3"><text:line-break/></text:span><text:span text:style-name="T3">sequence of the commands</text:span></text:p>
          <draw:enhanced-geometry svg:viewBox="0 0 21600 21600" draw:text-areas="800 800 20800 20800" draw:type="round-rectangular-callout" draw:modifiers="2245.83854036491 26009.4218415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end (until 1.99.28)" draw:style-name="dp1" draw:master-page-name="Default">
        <draw:polygon draw:style-name="gr1" draw:text-style-name="P1" draw:layer="layout" svg:width="25.599cm" svg:height="6.199cm" svg:x="4.4cm" svg:y="7.4cm" svg:viewBox="0 0 25600 6200" draw:points="0,0 25600,0 25600,4400 21400,4400 19600,6200 0,6200">
          <text:p/>
        </draw:polygon>
        <draw:custom-shape draw:style-name="gr2" draw:text-style-name="P3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5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path draw:style-name="gr4" draw:text-style-name="P1" draw:layer="layout" svg:width="3.299cm" svg:height="7.265cm" draw:transform="rotate (-1.57079632679579) translate (26.6656249999994cm 17.4999999999992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7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9" draw:layer="layout" svg:x1="2.6cm" svg:y1="5cm" svg:x2="4.8cm" svg:y2="5cm">
          <text:p text:style-name="P17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7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11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7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7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7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9" draw:layer="layout" svg:x1="5.4cm" svg:y1="5.6cm" svg:x2="20.8cm" svg:y2="5.6cm">
          <text:p text:style-name="P17"><text:span text:style-name="T3">Parse and thus validate the command</text:span><text:span text:style-name="T3"><text:line-break/></text:span><text:span text:style-name="T3"/></text:p>
        </draw:line>
        <draw:line draw:style-name="gr15" draw:text-style-name="P9" draw:layer="layout" svg:x1="5.4cm" svg:y1="6cm" svg:x2="20.8cm" svg:y2="6cm">
          <text:p/>
        </draw:line>
        <draw:rect draw:style-name="gr8" draw:text-style-name="P7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.6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9" draw:layer="layout" svg:x1="5.4cm" svg:y1="6.4cm" svg:x2="12.8cm" svg:y2="6.4cm">
          <text:p text:style-name="P17"><text:span text:style-name="T3">Set command</text:span><text:span text:style-name="T3"><text:line-break/></text:span><text:span text:style-name="T3"/></text:p>
        </draw:line>
        <draw:line draw:style-name="gr15" draw:text-style-name="P9" draw:layer="layout" svg:x1="5.4cm" svg:y1="6.8cm" svg:x2="12.8cm" svg:y2="6.8cm">
          <text:p/>
        </draw:line>
        <draw:rect draw:style-name="gr11" draw:text-style-name="P1" draw:layer="layout" svg:width="0.4cm" svg:height="5cm" svg:x="4.8cm" svg:y="7.6cm">
          <text:p/>
        </draw:rect>
        <draw:line draw:style-name="gr10" draw:text-style-name="P9" draw:layer="layout" svg:x1="2.6cm" svg:y1="7.6cm" svg:x2="4.8cm" svg:y2="7.6cm">
          <text:p text:style-name="P17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7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9" draw:layer="layout" svg:x1="5.2cm" svg:y1="7.8cm" svg:x2="8.8cm" svg:y2="7.8cm">
          <text:p text:style-name="P17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9" draw:layer="layout" svg:x1="9.2cm" svg:y1="8cm" svg:x2="12.8cm" svg:y2="8cm">
          <text:p text:style-name="P17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9" draw:layer="layout" svg:x1="17.2cm" svg:y1="10.2cm" svg:x2="20.8cm" svg:y2="10.2cm">
          <text:p/>
        </draw:line>
        <draw:rect draw:style-name="gr8" draw:text-style-name="P7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9" draw:layer="layout" svg:x1="9.2cm" svg:y1="8.8cm" svg:x2="16.8cm" svg:y2="8.8cm">
          <text:p text:style-name="P17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3.4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9" draw:layer="layout" svg:x1="17.2cm" svg:y1="9.8cm" svg:x2="20.8cm" svg:y2="9.8cm">
          <text:p text:style-name="P17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7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7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11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7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13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13" draw:text-style-name="P11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3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5" draw:layer="layout" svg:width="3.22cm" svg:height="0.569cm" svg:x="39.045cm" svg:y="28.131cm">
          <draw:text-box>
            <text:p text:style-name="P18"><text:span text:style-name="T3">Page </text:span><text:span text:style-name="T3"><text:page-number>&lt;Nummer&gt;</text:page-number></text:span><text:span text:style-name="T3"> of </text:span><text:span text:style-name="T3"><text:page-count>3</text:page-count></text:span></text:p>
          </draw:text-box>
        </draw:frame>
        <draw:custom-shape draw:style-name="gr2" draw:text-style-name="P3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9" draw:layer="layout" svg:x1="9.2cm" svg:y1="8.4cm" svg:x2="12.8cm" svg:y2="8.4cm">
          <text:p/>
        </draw:line>
        <draw:rect draw:style-name="gr8" draw:text-style-name="P7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1.4cm" svg:x="24.8cm" svg:y="10.6cm">
          <text:p/>
        </draw:rect>
        <draw:line draw:style-name="gr10" draw:text-style-name="P9" draw:layer="layout" svg:x1="17.2cm" svg:y1="10.6cm" svg:x2="24.8cm" svg:y2="10.6cm">
          <text:p text:style-name="P17"><text:span text:style-name="T3">Send byte array</text:span><text:span text:style-name="T3"><text:line-break/></text:span><text:span text:style-name="T3"/></text:p>
        </draw:line>
        <draw:line draw:style-name="gr15" draw:text-style-name="P9" draw:layer="layout" svg:x1="25.2cm" svg:y1="11.2cm" svg:x2="28.8cm" svg:y2="11.2cm">
          <text:p/>
        </draw:line>
        <draw:rect draw:style-name="gr8" draw:text-style-name="P7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9" draw:layer="layout" svg:x1="25.2cm" svg:y1="10.8cm" svg:x2="28.8cm" svg:y2="10.8cm">
          <text:p text:style-name="P17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7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7" draw:layer="layout" svg:width="1.6cm" svg:height="1cm" svg:x="35.2cm" svg:y="3cm">
          <text:p text:style-name="P1"><text:span text:style-name="T3">Win32</text:span></text:p>
        </draw:rect>
        <draw:custom-shape draw:style-name="gr7" draw:text-style-name="P7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1.6cm" svg:height="1cm" svg:x="37.2cm" svg:y="3cm">
          <text:p text:style-name="P1"><text:span text:style-name="T3">UART</text:span></text:p>
        </draw:rect>
        <draw:rect draw:style-name="gr8" draw:text-style-name="P7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9" draw:layer="layout" svg:x1="29.2cm" svg:y1="12.6cm" svg:x2="32.8cm" svg:y2="12.6cm">
          <text:p text:style-name="P17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9" draw:layer="layout" svg:x1="33.2cm" svg:y1="12.8cm" svg:x2="35.8cm" svg:y2="12.8cm">
          <text:p text:style-name="P17"><text:span text:style-name="T3">Write</text:span><text:span text:style-name="T3"><text:line-break/></text:span><text:span text:style-name="T3"/></text:p>
        </draw:line>
        <draw:path draw:style-name="gr12" draw:text-style-name="P7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7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7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6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6cm" svg:x="28.8cm" svg:y="12.4cm">
          <text:p/>
        </draw:rect>
        <draw:line draw:style-name="gr10" draw:text-style-name="P9" draw:layer="layout" svg:x1="36.2cm" svg:y1="14.6cm" svg:x2="36.7cm" svg:y2="14.6cm">
          <text:p text:style-name="P17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9" draw:layer="layout" svg:x1="37.3cm" svg:y1="14.6cm" svg:x2="37.8cm" svg:y2="14.6cm">
          <text:p text:style-name="P17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9" draw:layer="layout" svg:x1="38.2cm" svg:y1="14.8cm" svg:x2="39.8cm" svg:y2="14.8cm">
          <text:p text:style-name="P17"><text:span text:style-name="T3"><text:line-break/></text:span><text:span text:style-name="T3"/></text:p>
        </draw:line>
        <draw:line draw:style-name="gr20" draw:text-style-name="P7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7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7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6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7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9" draw:layer="layout" svg:x1="17.2cm" svg:y1="12cm" svg:x2="24.8cm" svg:y2="12cm">
          <text:p/>
        </draw:line>
        <draw:line draw:style-name="gr15" draw:text-style-name="P9" draw:layer="layout" svg:x1="9.2cm" svg:y1="12.2cm" svg:x2="16.8cm" svg:y2="12.2cm">
          <text:p/>
        </draw:line>
        <draw:line draw:style-name="gr15" draw:text-style-name="P9" draw:layer="layout" svg:x1="5.2cm" svg:y1="12.4cm" svg:x2="8.8cm" svg:y2="12.4cm">
          <text:p/>
        </draw:line>
        <draw:line draw:style-name="gr15" draw:text-style-name="P9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97cm 17.4999999999994cm)" svg:viewBox="0 0 2700 7368" svg:d="m0 968c0-1400 2700-2600 2700 6400">
          <text:p/>
        </draw:path>
        <draw:custom-shape draw:style-name="gr21" draw:text-style-name="P16" draw:layer="layout" svg:width="3cm" svg:height="1cm" svg:x="11.5cm" svg:y="12.4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2" draw:text-style-name="P9" draw:layer="layout" svg:x1="17.2cm" svg:y1="11.4cm" svg:x2="24.8cm" svg:y2="11.4cm">
          <text:p text:style-name="P9">RawDataSent event<text:line-break/></text:p>
        </draw:line>
        <draw:line draw:style-name="gr22" draw:text-style-name="P9" draw:layer="layout" svg:x1="9.2cm" svg:y1="11.6cm" svg:x2="16.8cm" svg:y2="11.6cm">
          <text:p text:style-name="P9">RawDataSent event<text:line-break/></text:p>
        </draw:line>
        <draw:line draw:style-name="gr22" draw:text-style-name="P9" draw:layer="layout" svg:x1="5.2cm" svg:y1="11.8cm" svg:x2="8.8cm" svg:y2="11.8cm">
          <text:p text:style-name="P9">RawDataSend event<text:line-break/></text:p>
        </draw:line>
        <draw:line draw:style-name="gr22" draw:text-style-name="P9" draw:layer="layout" svg:x1="25.2cm" svg:y1="12.8cm" svg:x2="28.8cm" svg:y2="12.8cm">
          <text:p text:style-name="P9">DataSent event<text:line-break/></text:p>
        </draw:line>
        <draw:custom-shape draw:style-name="gr7" draw:text-style-name="P7" draw:layer="layout" svg:width="4cm" svg:height="0.8cm" svg:x="21.2cm" svg:y="13.1cm">
          <text:p text:style-name="P1"><text:span text:style-name="T3">Ignored, the RawDataSent</text:span></text:p>
          <text:p text:style-name="P1"><text:span text:style-name="T3">event has already been raised</text:span></text:p>
          <draw:enhanced-geometry svg:viewBox="0 0 21600 21600" draw:text-areas="800 800 20800 20800" draw:type="round-rectangular-callout" draw:modifiers="21016.9457635591 -6175.2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3" draw:text-style-name="P1" draw:layer="layout" svg:width="1.037cm" svg:height="6.099cm" svg:x="24.9cm" svg:y="11.2cm" svg:viewBox="0 0 1038 6100" svg:d="m0 0c1500 1800 1100 4700 500 6100">
          <text:p/>
        </draw:path>
      </draw:page>
      <draw:page draw:name="page3" draw:style-name="dp1" draw:master-page-name="Default">
        <draw:polygon draw:style-name="gr24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3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5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frame draw:style-name="gr13" draw:text-style-name="P3" draw:layer="layout" svg:width="4.761cm" svg:height="2.144cm" svg:x="21.4cm" svg:y="25.625cm">
          <draw:text-box>
            <text:p text:style-name="P1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9" draw:text-style-name="P7" draw:layer="layout" svg:width="3cm" svg:height="2cm" svg:x="27.9cm" svg:y="25.3cm">
          <text:p/>
        </draw:rect>
        <draw:rect draw:style-name="gr8" draw:text-style-name="P7" draw:layer="layout" svg:width="3cm" svg:height="0.5cm" svg:x="27.9cm" svg:y="26.3cm">
          <text:p text:style-name="P1"><text:span text:style-name="T3">direction : SerialDirect.</text:span></text:p>
        </draw:rect>
        <draw:rect draw:style-name="gr8" draw:text-style-name="P7" draw:layer="layout" svg:width="3cm" svg:height="1cm" svg:x="27.9cm" svg:y="25.3cm">
          <text:p text:style-name="P1"><text:span text:style-name="T3">data : byte[]</text:span></text:p>
        </draw:rect>
        <draw:rect draw:style-name="gr8" draw:text-style-name="P7" draw:layer="layout" svg:width="3cm" svg:height="0.5cm" svg:x="27.9cm" svg:y="26.8cm">
          <text:p text:style-name="P1"><text:span text:style-name="T3">timeStamp : DateTime</text:span></text:p>
        </draw:rect>
        <draw:line draw:style-name="gr9" draw:text-style-name="P1" draw:layer="layout" svg:x1="26.4cm" svg:y1="27.3cm" svg:x2="27.9cm" svg:y2="25.3cm">
          <text:p/>
        </draw:line>
        <draw:line draw:style-name="gr9" draw:text-style-name="P1" draw:layer="layout" svg:x1="26.4cm" svg:y1="27.8cm" svg:x2="27.9cm" svg:y2="27.3cm">
          <text:p/>
        </draw:line>
        <draw:line draw:style-name="gr3" draw:text-style-name="P5" draw:layer="layout" svg:x1="22.2cm" svg:y1="24.4cm" svg:x2="25.2cm" svg:y2="24.4cm">
          <text:p text:style-name="P1"><text:span text:style-name="T2">1000</text:span><text:span text:style-name="T2"><text:line-break/></text:span><text:span text:style-name="T2">Lines</text:span></text:p>
        </draw:line>
        <draw:frame draw:style-name="gr13" draw:text-style-name="P3" draw:layer="layout" svg:width="5.485cm" svg:height="2.144cm" svg:x="1.915cm" svg:y="23.956cm">
          <draw:text-box>
            <text:p text:style-name="P1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9" draw:text-style-name="P7" draw:layer="layout" svg:width="3cm" svg:height="3.5cm" svg:x="8.1cm" svg:y="23cm">
          <text:p/>
        </draw:rect>
        <draw:rect draw:style-name="gr8" draw:text-style-name="P7" draw:layer="layout" svg:width="3cm" svg:height="0.5cm" svg:x="8.1cm" svg:y="23cm">
          <text:p text:style-name="P1"><text:span text:style-name="T3">direction : SerialDirect.</text:span></text:p>
        </draw:rect>
        <draw:rect draw:style-name="gr8" draw:text-style-name="P7" draw:layer="layout" svg:width="3cm" svg:height="1cm" svg:x="8.1cm" svg:y="23.5cm">
          <text:p text:style-name="P1"><text:span text:style-name="T3">origin : &lt;byte[], string&gt;</text:span></text:p>
        </draw:rect>
        <draw:rect draw:style-name="gr8" draw:text-style-name="P7" draw:layer="layout" svg:width="3cm" svg:height="0.5cm" svg:x="8.1cm" svg:y="25cm">
          <text:p text:style-name="P1"><text:span text:style-name="T3">dataCount : int</text:span></text:p>
        </draw:rect>
        <draw:line draw:style-name="gr9" draw:text-style-name="P1" draw:layer="layout" svg:x1="6.6cm" svg:y1="25.5cm" svg:x2="8.1cm" svg:y2="23.5cm">
          <text:p/>
        </draw:line>
        <draw:line draw:style-name="gr9" draw:text-style-name="P1" draw:layer="layout" svg:x1="6.6cm" svg:y1="26cm" svg:x2="8.1cm" svg:y2="25.5cm">
          <text:p/>
        </draw:line>
        <draw:rect draw:style-name="gr8" draw:text-style-name="P7" draw:layer="layout" svg:width="3cm" svg:height="0.5cm" svg:x="8.1cm" svg:y="24.5cm">
          <text:p text:style-name="P1"><text:span text:style-name="T3">text : string</text:span></text:p>
        </draw:rect>
        <draw:rect draw:style-name="gr8" draw:text-style-name="P7" draw:layer="layout" svg:width="3cm" svg:height="0.5cm" svg:x="8.1cm" svg:y="25.5cm">
          <text:p text:style-name="P1"><text:span text:style-name="T3">isData : bool</text:span></text:p>
        </draw:rect>
        <draw:rect draw:style-name="gr8" draw:text-style-name="P7" draw:layer="layout" svg:width="3cm" svg:height="0.5cm" svg:x="8.1cm" svg:y="26cm">
          <text:p text:style-name="P1"><text:span text:style-name="T3">isEol : bool</text:span></text:p>
        </draw:rect>
        <draw:path draw:style-name="gr4" draw:text-style-name="P1" draw:layer="layout" svg:width="3.299cm" svg:height="7.265cm" draw:transform="rotate (-1.57079632679579) translate (26.6656249999994cm 17.4999999999992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6cm" svg:y1="21.4cm" svg:x2="13.6cm" svg:y2="21.4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5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7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9" draw:layer="layout" svg:x1="2.6cm" svg:y1="5cm" svg:x2="4.8cm" svg:y2="5cm">
          <text:p text:style-name="P17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7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11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7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7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7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9" draw:layer="layout" svg:x1="5.4cm" svg:y1="5.6cm" svg:x2="20.8cm" svg:y2="5.6cm">
          <text:p text:style-name="P17"><text:span text:style-name="T3">Parse and thus validate the command</text:span><text:span text:style-name="T3"><text:line-break/></text:span><text:span text:style-name="T3"/></text:p>
        </draw:line>
        <draw:line draw:style-name="gr15" draw:text-style-name="P9" draw:layer="layout" svg:x1="5.4cm" svg:y1="6cm" svg:x2="20.8cm" svg:y2="6cm">
          <text:p/>
        </draw:line>
        <draw:rect draw:style-name="gr8" draw:text-style-name="P7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9" draw:layer="layout" svg:x1="5.4cm" svg:y1="6.4cm" svg:x2="12.8cm" svg:y2="6.4cm">
          <text:p text:style-name="P17"><text:span text:style-name="T3">Set command</text:span><text:span text:style-name="T3"><text:line-break/></text:span><text:span text:style-name="T3"/></text:p>
        </draw:line>
        <draw:line draw:style-name="gr15" draw:text-style-name="P9" draw:layer="layout" svg:x1="5.4cm" svg:y1="6.8cm" svg:x2="12.8cm" svg:y2="6.8cm">
          <text:p/>
        </draw:line>
        <draw:rect draw:style-name="gr11" draw:text-style-name="P1" draw:layer="layout" svg:width="0.4cm" svg:height="4.4cm" svg:x="4.8cm" svg:y="7.6cm">
          <text:p/>
        </draw:rect>
        <draw:line draw:style-name="gr10" draw:text-style-name="P9" draw:layer="layout" svg:x1="2.6cm" svg:y1="7.6cm" svg:x2="4.8cm" svg:y2="7.6cm">
          <text:p text:style-name="P17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7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9" draw:layer="layout" svg:x1="5.2cm" svg:y1="7.8cm" svg:x2="8.8cm" svg:y2="7.8cm">
          <text:p text:style-name="P17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9" draw:layer="layout" svg:x1="9.2cm" svg:y1="8cm" svg:x2="12.8cm" svg:y2="8cm">
          <text:p text:style-name="P17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9" draw:layer="layout" svg:x1="17.2cm" svg:y1="10.2cm" svg:x2="20.8cm" svg:y2="10.2cm">
          <text:p/>
        </draw:line>
        <draw:rect draw:style-name="gr8" draw:text-style-name="P7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9" draw:layer="layout" svg:x1="9.2cm" svg:y1="8.8cm" svg:x2="16.8cm" svg:y2="8.8cm">
          <text:p text:style-name="P17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2.8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9" draw:layer="layout" svg:x1="17.2cm" svg:y1="9.8cm" svg:x2="20.8cm" svg:y2="9.8cm">
          <text:p text:style-name="P17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7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7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11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7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13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13" draw:text-style-name="P11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3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5" draw:layer="layout" svg:width="3.22cm" svg:height="0.569cm" svg:x="39.045cm" svg:y="28.131cm">
          <draw:text-box>
            <text:p text:style-name="P18"><text:span text:style-name="T3">Page </text:span><text:span text:style-name="T3"><text:page-number>&lt;Nummer&gt;</text:page-number></text:span><text:span text:style-name="T3"> of </text:span><text:span text:style-name="T3"><text:page-count>3</text:page-count></text:span></text:p>
          </draw:text-box>
        </draw:frame>
        <draw:custom-shape draw:style-name="gr2" draw:text-style-name="P3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9" draw:layer="layout" svg:x1="9.2cm" svg:y1="8.4cm" svg:x2="12.8cm" svg:y2="8.4cm">
          <text:p/>
        </draw:line>
        <draw:rect draw:style-name="gr8" draw:text-style-name="P7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0.8cm" svg:x="24.8cm" svg:y="10.6cm">
          <text:p/>
        </draw:rect>
        <draw:line draw:style-name="gr10" draw:text-style-name="P9" draw:layer="layout" svg:x1="17.2cm" svg:y1="10.6cm" svg:x2="24.8cm" svg:y2="10.6cm">
          <text:p text:style-name="P17"><text:span text:style-name="T3">Send byte array</text:span><text:span text:style-name="T3"><text:line-break/></text:span><text:span text:style-name="T3"/></text:p>
        </draw:line>
        <draw:line draw:style-name="gr15" draw:text-style-name="P9" draw:layer="layout" svg:x1="25.2cm" svg:y1="11.2cm" svg:x2="28.8cm" svg:y2="11.2cm">
          <text:p/>
        </draw:line>
        <draw:rect draw:style-name="gr8" draw:text-style-name="P7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9" draw:layer="layout" svg:x1="25.2cm" svg:y1="10.8cm" svg:x2="28.8cm" svg:y2="10.8cm">
          <text:p text:style-name="P17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7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7" draw:layer="layout" svg:width="1.6cm" svg:height="1cm" svg:x="35.2cm" svg:y="3cm">
          <text:p text:style-name="P1"><text:span text:style-name="T3">Win32</text:span></text:p>
        </draw:rect>
        <draw:custom-shape draw:style-name="gr7" draw:text-style-name="P7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1.6cm" svg:height="1cm" svg:x="37.2cm" svg:y="3cm">
          <text:p text:style-name="P1"><text:span text:style-name="T3">UART</text:span></text:p>
        </draw:rect>
        <draw:rect draw:style-name="gr8" draw:text-style-name="P7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9" draw:layer="layout" svg:x1="29.2cm" svg:y1="12.6cm" svg:x2="32.8cm" svg:y2="12.6cm">
          <text:p text:style-name="P17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9" draw:layer="layout" svg:x1="33.2cm" svg:y1="12.8cm" svg:x2="35.8cm" svg:y2="12.8cm">
          <text:p text:style-name="P17"><text:span text:style-name="T3">Write</text:span><text:span text:style-name="T3"><text:line-break/></text:span><text:span text:style-name="T3"/></text:p>
        </draw:line>
        <draw:path draw:style-name="gr12" draw:text-style-name="P7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7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7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6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4cm" svg:x="28.8cm" svg:y="12.4cm">
          <text:p/>
        </draw:rect>
        <draw:line draw:style-name="gr10" draw:text-style-name="P9" draw:layer="layout" svg:x1="36.2cm" svg:y1="14.6cm" svg:x2="36.7cm" svg:y2="14.6cm">
          <text:p text:style-name="P17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9" draw:layer="layout" svg:x1="37.3cm" svg:y1="14.6cm" svg:x2="37.8cm" svg:y2="14.6cm">
          <text:p text:style-name="P17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9" draw:layer="layout" svg:x1="38.2cm" svg:y1="14.8cm" svg:x2="39.8cm" svg:y2="14.8cm">
          <text:p text:style-name="P17"><text:span text:style-name="T3"><text:line-break/></text:span><text:span text:style-name="T3"/></text:p>
        </draw:line>
        <draw:line draw:style-name="gr20" draw:text-style-name="P7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7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7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6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7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9" draw:layer="layout" svg:x1="17.2cm" svg:y1="11.4cm" svg:x2="24.8cm" svg:y2="11.4cm">
          <text:p/>
        </draw:line>
        <draw:line draw:style-name="gr15" draw:text-style-name="P9" draw:layer="layout" svg:x1="9.2cm" svg:y1="11.6cm" svg:x2="16.8cm" svg:y2="11.6cm">
          <text:p/>
        </draw:line>
        <draw:line draw:style-name="gr15" draw:text-style-name="P9" draw:layer="layout" svg:x1="5.2cm" svg:y1="11.8cm" svg:x2="8.8cm" svg:y2="11.8cm">
          <text:p/>
        </draw:line>
        <draw:line draw:style-name="gr15" draw:text-style-name="P9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97cm 17.4999999999994cm)" svg:viewBox="0 0 2700 7368" svg:d="m0 968c0-1400 2700-2600 2700 6400">
          <text:p/>
        </draw:path>
        <draw:custom-shape draw:style-name="gr21" draw:text-style-name="P16" draw:layer="layout" svg:width="3cm" svg:height="1cm" svg:x="11.5cm" svg:y="12.2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2H45M7S</meta:editing-duration>
    <meta:editing-cycles>14</meta:editing-cycles>
    <meta:generator>OpenOffice.org/3.3$Win32 OpenOffice.org_project/330m20$Build-9567</meta:generator>
    <dc:date>2012-09-30T00:18:43.89</dc:date>
    <meta:document-statistic meta:object-count="357"/>
  </office:meta>
</office:document-meta>
</file>